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teralImpl.LiteralImpl( NamePathResolver resolver , Valu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teralImpl.accept( QOMTree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Impl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